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10.488cm"/>
    </style:style>
    <style:style style:name="co4" style:family="table-column">
      <style:table-column-properties fo:break-before="auto" style:column-width="3.0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4.944cm"/>
    </style:style>
    <style:style style:name="co8" style:family="table-column">
      <style:table-column-properties fo:break-before="auto" style:column-width="4.023cm"/>
    </style:style>
    <style:style style:name="co9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/>
    </style:style>
    <style:style style:name="ce3" style:family="table-cell" style:parent-style-name="Default">
      <style:table-cell-properties style:text-align-source="value-type" style:repeat-content="false"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true"/>
      <style:paragraph-properties fo:text-align="start"/>
    </style:style>
    <style:style style:name="ce7" style:family="table-cell" style:parent-style-name="Default">
      <style:table-cell-properties style:text-align-source="fix" style:repeat-content="true"/>
      <style:paragraph-properties fo:text-align="start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true"/>
      <style:paragraph-properties fo:text-align="start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true" fo:background-color="transparent"/>
      <style:paragraph-properties fo:text-align="star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background-color="transparent" fo:wrap-option="no-wrap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ffff" style:text-align-source="value-type" style:repeat-content="false" fo:wrap-option="no-wrap"/>
    </style:style>
    <style:style style:name="ce14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style:text-align-source="value-type" style:repeat-content="false" fo:wrap-option="no-wrap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true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7"/>
          <table:table-cell table:style-name="ce6" table:number-columns-repeated="9"/>
          <table:table-cell/>
        </table:table-row>
        <table:table-row table:style-name="ro1">
          <table:table-cell table:number-columns-repeated="4"/>
          <table:table-cell table:style-name="ce18" office:value-type="string">
            <text:p>Date</text:p>
          </table:table-cell>
          <table:table-cell table:style-name="ce20" office:value-type="string">
            <text:p>Week</text:p>
          </table:table-cell>
          <table:table-cell table:style-name="ce18" office:value-type="string">
            <text:p>Day</text:p>
          </table:table-cell>
          <table:table-cell table:style-name="ce22" office:value-type="string">
            <text:p>Coursera</text:p>
          </table:table-cell>
          <table:table-cell table:style-name="ce22" office:value-type="string">
            <text:p>MSc Project Tasks</text:p>
          </table:table-cell>
          <table:table-cell table:style-name="ce6" table:number-columns-repeated="7"/>
          <table:table-cell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office:value-type="float" office:value="0">
            <text:p>0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Read, make notes, and summarize from 3 papers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<text:span text:style-name="T1">st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19" office:value-type="string">
            <text:p>2<text:span text:style-name="T1">nd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, make notes, and summarize from 2 papers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5"/>
          <table:table-cell/>
          <table:table-cell table:style-name="ce19" office:value-type="string">
            <text:p>3<text:span text:style-name="T1">rd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resentation of initial background research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5" office:value-type="string">
            <text:p>Research and summarise from 7 papers for grad project</text:p>
          </table:table-cell>
          <table:table-cell table:style-name="ce5" office:value-type="string">
            <text:p>2<text:span text:style-name="T1">nd</text:span> April</text:p>
          </table:table-cell>
          <table:table-cell/>
          <table:table-cell table:style-name="ce19" office:value-type="string">
            <text:p>4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5" office:value-type="string">
            <text:p>3<text:span text:style-name="T1">rd</text:span> April</text:p>
          </table:table-cell>
          <table:table-cell/>
          <table:table-cell table:style-name="ce19" office:value-type="string">
            <text:p>5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int off 7 papers on CRFs/RNNs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5"/>
          <table:table-cell/>
          <table:table-cell table:style-name="ce19" office:value-type="string">
            <text:p>6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Make 2 week plan to present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5"/>
          <table:table-cell/>
          <table:table-cell table:style-name="ce19" office:value-type="string">
            <text:p>7<text:span text:style-name="T1">th</text:span> Apr</text:p>
          </table:table-cell>
          <table:table-cell table:style-name="ce5" office:value-type="float" office:value="1">
            <text:p>1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Build IMU .py scripts (graph and cluster functions)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5"/>
          <table:table-cell/>
          <table:table-cell table:style-name="ce19" office:value-type="string">
            <text:p>8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table:number-columns-repeated="8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19" office:value-type="string">
            <text:p>9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Read / make notes from 1 paper</text:p>
          </table:table-cell>
          <table:table-cell table:style-name="ce6" office:value-type="string">
            <text:p>Read ML textbook, 19.0 – 19.6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19" office:value-type="string">
            <text:p>10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meeting</text:p>
          </table:table-cell>
          <table:table-cell table:style-name="ce6" table:number-columns-repeated="8"/>
        </table:table-row>
        <table:table-row table:style-name="ro2">
          <table:table-cell table:number-columns-repeated="4"/>
          <table:table-cell table:style-name="ce19" office:value-type="string">
            <text:p>11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19" office:value-type="string">
            <text:p>Thur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2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ython: add supervised learning functionality to IMU datasets</text:p>
          </table:table-cell>
          <table:table-cell table:style-name="ce6" office:value-type="string">
            <text:p>Python: setup git repo for project</text:p>
          </table:table-cell>
          <table:table-cell table:style-name="ce6" table:number-columns-repeated="7"/>
        </table:table-row>
        <table:table-row table:style-name="ro2">
          <table:table-cell table:number-columns-repeated="4"/>
          <table:table-cell table:style-name="ce5" office:value-type="string">
            <text:p>13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4<text:span text:style-name="T1">th</text:span> Apr</text:p>
          </table:table-cell>
          <table:table-cell table:style-name="ce5" office:value-type="float" office:value="2">
            <text:p>2</text:p>
          </table:table-cell>
          <table:table-cell table:style-name="ce21" office:value-type="string">
            <text:p>Sun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5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5" office:value-type="string">
            <text:p>16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Tues</text:p>
          </table:table-cell>
          <table:table-cell table:style-name="ce6" table:number-columns-repeated="10"/>
        </table:table-row>
        <table:table-row table:style-name="ro2">
          <table:table-cell table:number-columns-repeated="4"/>
          <table:table-cell table:style-name="ce5" office:value-type="string">
            <text:p>17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Create research papers folder and file previous paper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 further 5 papers relating to CRFs/RNNs and action/motion analysi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8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Setup laptop for CUDA / TF GPU</text:p>
          </table:table-cell>
          <table:table-cell table:style-name="ce6" office:value-type="string">
            <text:p>Read and complete programs in 'Python ML', ch 16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Create research papers folder and file previous papers</text:p>
          </table:table-cell>
          <table:table-cell table:style-name="ce6" office:value-type="string">
            <text:p>17<text:span text:style-name="T1">th</text:span> Apr</text:p>
          </table:table-cell>
          <table:table-cell/>
          <table:table-cell table:style-name="ce5" office:value-type="string">
            <text:p>19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URL link review: “Performing Sequence Labelling using CRF in Pyth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Setup laptop for CUDA / TF GPU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0<text:span text:style-name="T1">th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at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Read and complete programs in 'Python ML', ch 16</text:p>
          </table:table-cell>
          <table:table-cell table:style-name="ce6" office:value-type="string">
            <text:p>18<text:span text:style-name="T1">th</text:span> Apr</text:p>
          </table:table-cell>
          <table:table-cell/>
          <table:table-cell table:style-name="ce5" office:value-type="string">
            <text:p>21<text:span text:style-name="T1">st</text:span> Apr</text:p>
          </table:table-cell>
          <table:table-cell table:style-name="ce5" office:value-type="float" office:value="3">
            <text:p>3</text:p>
          </table:table-cell>
          <table:table-cell table:style-name="ce21" office:value-type="string">
            <text:p>Sun</text:p>
          </table:table-cell>
          <table:table-cell table:style-name="ce6"/>
          <table:table-cell table:number-columns-repeated="2" table:style-name="ce6" office:value-type="string">
            <text:p>URL link review: “Conditional Random Fields for Sequence Prediction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Overview of Conditional Random Fields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2<text:span text:style-name="T1">n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Mon</text:p>
          </table:table-cell>
          <table:table-cell table:style-name="ce6"/>
          <table:table-cell table:style-name="ce7" office:value-type="string">
            <text:p>Make RNN / CRF presentation (2 slides each, 1 description, 1 usefulness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URL link review: “Performing Sequence Labelling using CRF in Python”</text:p>
          </table:table-cell>
          <table:table-cell table:style-name="ce6" office:value-type="string">
            <text:p>19<text:span text:style-name="T1">th</text:span> Apr</text:p>
          </table:table-cell>
          <table:table-cell/>
          <table:table-cell table:style-name="ce5" office:value-type="string">
            <text:p>23<text:span text:style-name="T1">rd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 Tutorial in PyTorch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4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Do RNN / CRF presenta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URL link review: “Conditional Random Fields for Sequence Prediction”</text:p>
          </table:table-cell>
          <table:table-cell table:style-name="ce6" office:value-type="string">
            <text:p>21<text:span text:style-name="T1">st</text:span> Apr</text:p>
          </table:table-cell>
          <table:table-cell/>
          <table:table-cell table:style-name="ce5" office:value-type="string">
            <text:p>25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Go for 1-on-1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7" office:value-type="string">
            <text:p>Make RNN / CRF presentation (2 slides each, 1 description, 1 usefulness)</text:p>
          </table:table-cell>
          <table:table-cell table:style-name="ce6" office:value-type="string">
            <text:p>22<text:span text:style-name="T1">nd</text:span> Apr</text:p>
          </table:table-cell>
          <table:table-cell/>
          <table:table-cell table:style-name="ce5" office:value-type="string">
            <text:p>26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Type up and make import points from: “CRFs as RNNs”</text:p>
          </table:table-cell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rint and file: 'Feature learning papers', 'Medical stuff', 'RNN stuff', 'CRF stuff'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7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aper review: “Conditional Random Fields for Activity Recognition in Smart Environments”</text:p>
          </table:table-cell>
          <table:table-cell table:style-name="ce6" office:value-type="string">
            <text:p>23<text:span text:style-name="T1">rd</text:span> Apr</text:p>
          </table:table-cell>
          <table:table-cell/>
          <table:table-cell table:style-name="ce19" office:value-type="string">
            <text:p>28<text:span text:style-name="T1">th</text:span> Apr</text:p>
          </table:table-cell>
          <table:table-cell table:style-name="ce5" office:value-type="float" office:value="4">
            <text:p>4</text:p>
          </table:table-cell>
          <table:table-cell table:style-name="ce21" office:value-type="string">
            <text:p>Sun</text:p>
          </table:table-cell>
          <table:table-cell table:style-name="ce6"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Paper review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, Convolutional, and Recurrent Models for HAR using Wearables”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29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Mon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Do RNN / CRF presentation</text:p>
          </table:table-cell>
          <table:table-cell table:style-name="ce6" office:value-type="string">
            <text:p>24<text:span text:style-name="T1">th</text:span> Apr</text:p>
          </table:table-cell>
          <table:table-cell/>
          <table:table-cell table:style-name="ce19" office:value-type="string">
            <text:p>30<text:span text:style-name="T1">th</text:span> Apr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Tues</text:p>
          </table:table-cell>
          <table:table-cell table:style-name="ce6"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Programming: Download/setup suit data and create diffs plot functio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Go for 1-on-1 meeting</text:p>
          </table:table-cell>
          <table:table-cell table:style-name="ce6" office:value-type="string">
            <text:p>25<text:span text:style-name="T1">th</text:span> Apr</text:p>
          </table:table-cell>
          <table:table-cell/>
          <table:table-cell table:style-name="ce5" table:number-columns-repeated="3"/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Type up and make import points from: “Cond Random Fields: Prob Models for Sequencing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1<text:span text:style-name="T1">st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Type up and make import points from: “CRFs as RNNs”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2<text:span text:style-name="T1">nd</text:span> May</text:p>
          </table:table-cell>
          <table:table-cell table:style-name="ce5" office:value-type="float" office:value="5">
            <text:p>5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Programming: create extract/dynamic visualisation functions for all-data file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8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table:style-name="ce6" office:value-type="string">
            <text:p>26<text:span text:style-name="T1">th</text:span> Apr</text:p>
          </table:table-cell>
          <table:table-cell/>
          <table:table-cell table:style-name="ce5" office:value-type="string">
            <text:p>3<text:span text:style-name="T1">rd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Fri</text:p>
          </table:table-cell>
          <table:table-cell table:style-name="ce6"/>
          <table:table-cell table:style-name="ce6" office:value-type="string">
            <text:p>Programming: setup classes for different file types, comment all code, and commit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Type up and make import points from: “CRFs for AR in Smart Environment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4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at</text:p>
          </table:table-cell>
          <table:table-cell table:style-name="ce6" office:value-type="string">
            <text:p>Data engin, c1, w1, m1 – m2</text:p>
          </table:table-cell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Type up and make import points from: “Deep, Conv, and Recurrent Models for HAR using Wearables”</text:p>
          </table:table-cell>
          <table:table-cell table:style-name="ce6" office:value-type="string">
            <text:p>27<text:span text:style-name="T1">th</text:span> Apr</text:p>
          </table:table-cell>
          <table:table-cell/>
          <table:table-cell table:style-name="ce5" office:value-type="string">
            <text:p>5<text:span text:style-name="T1">th</text:span> May</text:p>
          </table:table-cell>
          <table:table-cell table:style-name="ce5" office:value-type="float" office:value="5">
            <text:p>5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3</text:p>
          </table:table-cell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table:number-columns-repeated="6"/>
        </table:table-row>
        <table:table-row table:style-name="ro2">
          <table:table-cell/>
          <table:table-cell table:style-name="ce6" office:value-type="string">
            <text:p>Paper review: “Deep Recurrent NN for Mobile HAR with High Throughput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6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Make presentation of 2 weeks inc: suit data format, .py script, next steps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Find, print, file, and make plan for papers regarding RNNs for HAR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7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4</text:p>
          </table:table-cell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Program: fix crashes-on-close problem with pyplot windows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aper review: “Hidden CRFs for Gesture Recognition”</text:p>
          </table:table-cell>
          <table:table-cell table:style-name="ce6" office:value-type="string">
            <text:p>28<text:span text:style-name="T1">th</text:span> Apr</text:p>
          </table:table-cell>
          <table:table-cell/>
          <table:table-cell table:style-name="ce5" office:value-type="string">
            <text:p>8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o to 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aper review: “Hierarchical Recurrent Neural Network for Skeleton Based Action Recognition”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9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19" office:value-type="string">
            <text:p>Thurs</text:p>
          </table:table-cell>
          <table:table-cell table:style-name="ce6"/>
          <table:table-cell table:style-name="ce6" office:value-type="string">
            <text:p>Add name of file to output col (i.e. one col for if HC or D file)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Download/setup suit data and create diffs plot function</text:p>
          </table:table-cell>
          <table:table-cell table:style-name="ce6" office:value-type="string">
            <text:p>30<text:span text:style-name="T1">th</text:span> Apr</text:p>
          </table:table-cell>
          <table:table-cell/>
          <table:table-cell table:style-name="ce5" office:value-type="string">
            <text:p>10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Fri</text:p>
          </table:table-cell>
          <table:table-cell table:style-name="ce6" table:number-columns-repeated="10"/>
        </table:table-row>
        <table:table-row table:style-name="ro2">
          <table:table-cell/>
          <table:table-cell table:style-name="ce6" office:value-type="string">
            <text:p>Paper review: “Continuous Conditional Random Fields for Regression in Remote Sensing”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1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table:number-columns-repeated="7"/>
        </table:table-row>
        <table:table-row table:style-name="ro2">
          <table:table-cell/>
          <table:table-cell table:style-name="ce6" office:value-type="string">
            <text:p>Programming: add function to extract statistical features of joint files + print results to separate .csv</text:p>
          </table:table-cell>
          <table:table-cell table:style-name="ce6" office:value-type="string">
            <text:p>1<text:span text:style-name="T1">st</text:span> May</text:p>
          </table:table-cell>
          <table:table-cell/>
          <table:table-cell table:style-name="ce5" office:value-type="string">
            <text:p>12<text:span text:style-name="T1">th</text:span> May</text:p>
          </table:table-cell>
          <table:table-cell table:style-name="ce5" office:value-type="float" office:value="6">
            <text:p>6</text:p>
          </table:table-cell>
          <table:table-cell table:style-name="ce21" office:value-type="string">
            <text:p>Sun</text:p>
          </table:table-cell>
          <table:table-cell table:style-name="ce6" office:value-type="string">
            <text:p>Data engin, c1, w1, m5 (2/3)</text:p>
          </table:table-cell>
          <table:table-cell table:style-name="ce6" table:number-columns-repeated="9"/>
        </table:table-row>
        <table:table-row table:style-name="ro2">
          <table:table-cell/>
          <table:table-cell table:style-name="ce8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3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Mon</text:p>
          </table:table-cell>
          <table:table-cell table:style-name="ce6"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Make display 3D pos plot run in real-time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Programming: create extract/dynamic visualisation functions for all-data files</text:p>
          </table:table-cell>
          <table:table-cell table:style-name="ce6" office:value-type="string">
            <text:p>2<text:span text:style-name="T1">nd</text:span> May</text:p>
          </table:table-cell>
          <table:table-cell/>
          <table:table-cell table:style-name="ce5" office:value-type="string">
            <text:p>14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Tues</text:p>
          </table:table-cell>
          <table:table-cell table:style-name="ce6" office:value-type="string">
            <text:p>Data engin, c1, w1, m5-7</text:p>
          </table:table-cell>
          <table:table-cell table:style-name="ce6" office:value-type="string">
            <text:p>Implement basic RNN model with .csv output file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setup classes for different file types, comment all code, and commit</text:p>
          </table:table-cell>
          <table:table-cell table:style-name="ce6" office:value-type="string">
            <text:p>3<text:span text:style-name="T1">rd</text:span> May</text:p>
          </table:table-cell>
          <table:table-cell/>
          <table:table-cell table:style-name="ce5" office:value-type="string">
            <text:p>15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Wed</text:p>
          </table:table-cell>
          <table:table-cell table:style-name="ce6"/>
          <table:table-cell table:style-name="ce6" office:value-type="string">
            <text:p>Group meeting</text:p>
          </table:table-cell>
          <table:table-cell table:style-name="ce6" table:number-columns-repeated="8"/>
        </table:table-row>
        <table:table-row table:style-name="ro2">
          <table:table-cell/>
          <table:table-cell table:style-name="ce6" office:value-type="string">
            <text:p>Programming: create AD function for accel/magnet/position statistical analysis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6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19" office:value-type="string">
            <text:p>Thurs</text:p>
          </table:table-cell>
          <table:table-cell table:style-name="ce6" office:value-type="string">
            <text:p>Data engin, c2, w1, m1</text:p>
          </table:table-cell>
          <table:table-cell table:style-name="ce6" office:value-type="string">
            <text:p>Create README file of 'matfile_analysis'</text:p>
          </table:table-cell>
          <table:table-cell table:style-name="ce6" office:value-type="string">
            <text:p>Edit RNN layout and suppress warnings on output</text:p>
          </table:table-cell>
          <table:table-cell table:style-name="ce6" office:value-type="string">
            <text:p>Add optional argument to automatically delete the created output .csv files at end of command</text:p>
          </table:table-cell>
          <table:table-cell table:style-name="ce6" office:value-type="string">
            <text:p>Eliminate need for 'file name' when 'file type' given as 'dc'</text:p>
          </table:table-cell>
          <table:table-cell table:style-name="ce6" table:number-columns-repeated="5"/>
        </table:table-row>
        <table:table-row table:style-name="ro2">
          <table:table-cell/>
          <table:table-cell table:style-name="ce6" office:value-type="string">
            <text:p><text:span text:style-name="T2">Type up and make import points from:</text:span> “Deep Recurrent NN for Mobile HAR with High Throughput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7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dden CRFs for Gesture Recognition”</text:p>
          </table:table-cell>
          <table:table-cell table:style-name="ce6" office:value-type="string">
            <text:p>4<text:span text:style-name="T1">th</text:span> May</text:p>
          </table:table-cell>
          <table:table-cell/>
          <table:table-cell table:style-name="ce5" office:value-type="string">
            <text:p>18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at</text:p>
          </table:table-cell>
          <table:table-cell table:style-name="ce6"/>
          <table:table-cell table:style-name="ce6" office:value-type="string">
            <text:p>Ensure different file types are written to different subdirectories of 'output_files' (e.g. for AD, JA, DC)</text:p>
          </table:table-cell>
          <table:table-cell table:style-name="ce6" office:value-type="string">
            <text:p>Add alternative to 'split files' in matfiles_analysis that specifies a preferred file length rather than num of splits</text:p>
          </table:table-cell>
          <table:table-cell table:style-name="ce6" table:number-columns-repeated="6"/>
          <table:table-cell/>
        </table:table-row>
        <table:table-row table:style-name="ro2">
          <table:table-cell/>
          <table:table-cell table:style-name="ce6" office:value-type="string">
            <text:p>Programming: add to DC init function (inc extract table to .csv and read in, and passing to JA objects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19<text:span text:style-name="T1">th</text:span> May</text:p>
          </table:table-cell>
          <table:table-cell table:style-name="ce5" office:value-type="float" office:value="7">
            <text:p>7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ming: add Fourier analysis functionality to statistical extraction for AD class (veloc+accel)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0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Hierarchical Recurrent Neural Network for Skeleton Based AR”</text:p>
          </table:table-cell>
          <table:table-cell table:style-name="ce6" office:value-type="string">
            <text:p>5<text:span text:style-name="T1">th</text:span> May</text:p>
          </table:table-cell>
          <table:table-cell/>
          <table:table-cell table:style-name="ce5" office:value-type="string">
            <text:p>21<text:span text:style-name="T1">st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<text:span text:style-name="T2">Type up and make import points from</text:span>: “Continuous CRFs for Regression in Remote Sensing”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2<text:span text:style-name="T1">n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Make presentation of 2 weeks inc: suit data format, .py script, next steps</text:p>
          </table:table-cell>
          <table:table-cell table:style-name="ce6" office:value-type="string">
            <text:p>6<text:span text:style-name="T1">th</text:span> May</text:p>
          </table:table-cell>
          <table:table-cell/>
          <table:table-cell table:style-name="ce5" office:value-type="string">
            <text:p>23<text:span text:style-name="T1">rd</text:span> May</text:p>
          </table:table-cell>
          <table:table-cell table:style-name="ce5" office:value-type="float" office:value="8">
            <text:p>8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swap order of col label to be: measure, feature, axis, stat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4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create dict mapping from measure name to seg/joint/sens name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5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at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add command line functionality and argument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6<text:span text:style-name="T1">th</text:span> May</text:p>
          </table:table-cell>
          <table:table-cell table:style-name="ce5" office:value-type="float" office:value="8">
            <text:p>8</text:p>
          </table:table-cell>
          <table:table-cell table:style-name="ce21" office:value-type="string">
            <text:p>Su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Program: fix crashes-on-close problem with pyplot windows</text:p>
          </table:table-cell>
          <table:table-cell table:style-name="ce6" office:value-type="string">
            <text:p>7<text:span text:style-name="T1">th</text:span> May</text:p>
          </table:table-cell>
          <table:table-cell/>
          <table:table-cell table:style-name="ce5" office:value-type="string">
            <text:p>27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Mon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Go to group meeting</text:p>
          </table:table-cell>
          <table:table-cell table:style-name="ce6" office:value-type="string">
            <text:p>8<text:span text:style-name="T1">th</text:span> May</text:p>
          </table:table-cell>
          <table:table-cell/>
          <table:table-cell table:style-name="ce5" office:value-type="string">
            <text:p>28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Tue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name of file to output col (i.e. one col for if HC or D file)</text:p>
          </table:table-cell>
          <table:table-cell table:style-name="ce6" office:value-type="string">
            <text:p>9<text:span text:style-name="T1">th</text:span> May</text:p>
          </table:table-cell>
          <table:table-cell/>
          <table:table-cell table:style-name="ce5" office:value-type="string">
            <text:p>29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Wed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option to 'split up the input JA/AD file w/ 'HC'/'D' labels into numerous files w/ same label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0<text:span text:style-name="T1">th</text:span> May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Thurs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Add function that checks for behaviour abnormality over all features for each file written</text:p>
          </table:table-cell>
          <table:table-cell table:style-name="ce6" office:value-type="string">
            <text:p>11<text:span text:style-name="T1">th</text:span> May</text:p>
          </table:table-cell>
          <table:table-cell/>
          <table:table-cell table:style-name="ce5" office:value-type="string">
            <text:p>31<text:span text:style-name="T1">st</text:span> May</text:p>
          </table:table-cell>
          <table:table-cell table:style-name="ce5" office:value-type="float" office:value="9">
            <text:p>9</text:p>
          </table:table-cell>
          <table:table-cell table:style-name="ce21" office:value-type="string">
            <text:p>Fri</text:p>
          </table:table-cell>
          <table:table-cell table:style-name="ce6" table:number-columns-repeated="9"/>
          <table:table-cell/>
        </table:table-row>
        <table:table-row table:style-name="ro2">
          <table:table-cell/>
          <table:table-cell table:style-name="ce6" office:value-type="string">
            <text:p>Implement 'extract_stat_features' function to be called by write_stats by both classes including all stat functions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function to extract JA .mat files to .csv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Add other stat features (see paper for full list of features to additionally include)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Make display 3D pos plot run in real-time</text:p>
          </table:table-cell>
          <table:table-cell table:style-name="ce6" office:value-type="string">
            <text:p>13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Implement basic RNN model with .csv output file</text:p>
          </table:table-cell>
          <table:table-cell table:style-name="ce6" office:value-type="string">
            <text:p>14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6" office:value-type="string">
            <text:p>Group meeting</text:p>
          </table:table-cell>
          <table:table-cell table:style-name="ce6" office:value-type="string">
            <text:p>15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Create README file of 'matfile_analysis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dit RNN layout and suppress warnings on output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Add optional argument to automatically delete the created output .csv files at end of command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9" office:value-type="string">
            <text:p>Eliminate need for 'file name' when 'file type' given as 'dc'</text:p>
          </table:table-cell>
          <table:table-cell table:style-name="ce9" office:value-type="string">
            <text:p>16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Ensure different file types are written to different subdirectories of 'output_files' (e.g. for AD, JA, DC)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alternative to 'split files' in matfiles_analysis that specifies a preferred file length rather than num of splits</text:p>
          </table:table-cell>
          <table:table-cell table:style-name="ce10" office:value-type="string">
            <text:p>18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Modify 'matfiles_analysis' to work with diff subdir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Download additional necessary dataset file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Comment both scripts</text:p>
          </table:table-cell>
          <table:table-cell table:style-name="ce10" office:value-type="string">
            <text:p>2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d script with various feature reduction techniques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Add option to read in NSS's into df as new column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0" office:value-type="string">
            <text:p>Implement NSS as labels in RNN script</text:p>
          </table:table-cell>
          <table:table-cell table:style-name="ce10" office:value-type="string">
            <text:p>2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11" office:value-type="string">
            <text:p>Adapt RNN to predict north star scores as alternative</text:p>
          </table:table-cell>
          <table:table-cell table:style-name="ce10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table:style-name="ce2" office:value-type="string">
            <text:p>22<text:span text:style-name="T1">nd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ality to extract act scores from .xlxs into df</text:p>
          </table:table-cell>
          <table:table-cell office:value-type="string">
            <text:p>23<text:span text:style-name="T1">rd</text:span> May</text:p>
          </table:table-cell>
          <table:table-cell table:number-columns-repeated="14"/>
        </table:table-row>
        <table:table-row table:style-name="ro2">
          <table:table-cell table:style-name="ce2"/>
          <table:table-cell office:value-type="string">
            <text:p>Add batch script</text:p>
          </table:table-cell>
          <table:table-cell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Group meeting </text:p>
          </table:table-cell>
          <table:table-cell table:style-name="ce2" office:value-type="string">
            <text:p>24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Annotate D11-D20 NSAA files and edit google sheet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Fix issue with 'JA/DC all' split_size=1 only showing '19s' on 'y-true'</text:p>
          </table:table-cell>
          <table:table-cell table:style-name="ce3" office:value-type="string">
            <text:p>30<text:span text:style-name="T1">th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in RNN to write real and predicted scores to .csv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'mat_act_div' script to divide up .mat files and rewrite to new dir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3D image pos not ending and exiting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table:style-name="ce3" office:value-type="string">
            <text:p>Fix 3D image pos distortion issue</text:p>
          </table:table-cell>
          <table:table-cell table:style-name="ce3" office:value-type="string">
            <text:p>31<text:span text:style-name="T1">st</text:span> Ma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se 'mat_an' to setup 'NSAA\AD', '6minwalk-matfiles\AD', 'direct_csv\DC', and 'direct_csv\JA'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red' to work with 'fn=all' argument and encapsulate feature selection/reduction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work with both stat vals and raw joint angles for both DMD/HC class and NSAA regress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Create .csv file with results of RNN setups (DMD/HC class and NSAA regress for both AD and DC raw joint files)</text:p>
          </table:table-cell>
          <table:table-cell table:style-name="ce3" office:value-type="string">
            <text:p>1<text:span text:style-name="T1">st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Change names of all scripts and put them in 'source' directory (alter output dirs and batch as needed)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o 'RNN results' for '6minwalk-matfiles\AD' and 'direct_csv\JA' for both choice='dhc' and 'overall'</text:p>
          </table:table-cell>
          <table:table-cell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NN to predict 17 output nodes for each activity w/ AD files from NSAA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rnn' to write results and settings to relevant columns in 'RNN Results.ods'</text:p>
          </table:table-cell>
          <table:table-cell table:style-name="ce3" office:value-type="string">
            <text:p>2<text:span text:style-name="T1">nd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Write presentation for group meeting</text:p>
          </table:table-cell>
          <table:table-cell table:style-name="ce2" office:value-type="string">
            <text:p>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ument to 'comp_stat_vals' to write all files to one 'all' file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ext_raw_measures' script to extract specific raw measurement values from given AD .mat file(s)</text:p>
          </table:table-cell>
          <table:table-cell table:style-name="ce2" office:value-type="string">
            <text:p>4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 and presentation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next steps + further aim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Init report: section on data pipeline and data file type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RNN output formats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ummarize results table</text:p>
          </table:table-cell>
          <table:table-cell table:style-name="ce2" office:value-type="string">
            <text:p>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attach all scripts to appendices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outline preprocess work done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section on theory/practical of RN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office:value-type="string">
            <text:p>Init report: background on DMD/NSAA + project motivation</text:p>
          </table:table-cell>
          <table:table-cell office:value-type="string">
            <text:p>6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nit report: add papers to bibliography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add cover sheet and introduction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section on theory/practical of CRF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write literature review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Init report: edit and submit report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new list of tasks from initial report, most-recent presentation, and paper note</text:p>
          </table:table-cell>
          <table:table-cell office:value-type="string">
            <text:p>7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R^2 and RMSE as metrics in 'RNN.py' for regression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Implement confusion matrix output in 'RNN.py' for D/HC classification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for all input options for choice='acts'</text:p>
          </table:table-cell>
          <table:table-cell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argument to 'RNN.py' to specify proportion of sequence overlap 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all' option for 'measurements' in 'ext_raw_measures.py' and run script with 'measurements=all'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raw measurements from local drive</text:p>
          </table:table-cell>
          <table:table-cell table:style-name="ce2" office:value-type="string">
            <text:p>8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add_nsaa_scores' in both scripts to read NSAA scores from 'KineDMD data updates Feb 2019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Change 'model_dir' to reflect script arguments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'RNN.py' results output to 'write_to_csv'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Add optional 'RNN.py' argument to set num_epochs as argument</text:p>
          </table:table-cell>
          <table:table-cell table:style-name="ce2" office:value-type="string">
            <text:p>9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different raw data measurements from AD files for various RNN outputs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xperiment with various sequence overlap proportion for NSAA\AD stat vals for choice='overall'</text:p>
          </table:table-cell>
          <table:table-cell table:style-name="ce2" office:value-type="string">
            <text:p>10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comp_stat_vals' to extract features from 'single-act' mat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Enable 'ext_raw_measures' to work with 'single-act' matfiles and extract all measures from 'single-act' fil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3"/>
          <table:table-cell table:style-name="ce12" office:value-type="string">
            <text:p>Modify 'RNN.py' to work with single-act .mat files to predict single-act NSAA scores</text:p>
          </table:table-cell>
          <table:table-cell table:style-name="ce2" office:value-type="string">
            <text:p>11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Add a README for 'How to use 3D visualization function'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Group meeting</text:p>
          </table:table-cell>
          <table:table-cell office:value-type="string">
            <text:p>12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omment 'mat_act_div.py' and 'ext_raw_measures.py' script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Download missing files from 'NSAA\matfiles\ directory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Create .csv file with all subject info from 3 prev files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 table:style-name="ce4"/>
          <table:table-cell office:value-type="string">
            <text:p>Experiment with single-act raw measurements files to predict single-act score (0, 1, or 2)</text:p>
          </table:table-cell>
          <table:table-cell office:value-type="string">
            <text:p>1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ve 'output_files' off dropbox into 'msc_project_files' and have all scripts point to there</text:p>
          </table:table-cell>
          <table:table-cell office:value-type="string">
            <text:p>15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hat loads a trained RNN model and tests on a complete file</text:p>
          </table:table-cell>
          <table:table-cell office:value-type="string">
            <text:p>16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omment 'rnn.py' and 'ft_sel_red.py' scripts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useful raw measurements with longer sequences and larger sequence overlap</text:p>
          </table:table-cell>
          <table:table-cell office:value-type="string">
            <text:p>1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pipeline to ensure ALL available files are processed (w/ lowercase + 'V2' considered and fix 'all 2's' single acts issue)</text:p>
          </table:table-cell>
          <table:table-cell office:value-type="string">
            <text:p>18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Change both 'add_nsaa_scores' to only use 'nsaa_6mw_matfiles'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more experiments with longer seq length and more raw measurements</text:p>
          </table:table-cell>
          <table:table-cell office:value-type="string">
            <text:p>19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the additional 'NSAA\matfiles'</text:p>
          </table:table-cell>
          <table:table-cell office:value-type="string">
            <text:p>19<text:span text:style-name="T1">th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Write script to create matplotlib graphs from lines in 'RNN Results'</text:p>
          </table:table-cell>
          <table:table-cell office:value-type="string">
            <text:p>20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run NSAA stat vales pipeline with new files</text:p>
          </table:table-cell>
          <table:table-cell office:value-type="string">
            <text:p>20<text:span text:style-name="T1">th</text:span> June</text:p>
          </table:table-cell>
          <table:table-cell table:number-columns-repeated="2"/>
          <table:table-cell table:style-name="ce1"/>
          <table:table-cell table:number-columns-repeated="11"/>
        </table:table-row>
        <table:table-row table:style-name="ro2">
          <table:table-cell/>
          <table:table-cell office:value-type="string">
            <text:p>Ensure 'model_predictor' works with stat vals output</text:p>
          </table:table-cell>
          <table:table-cell office:value-type="string">
            <text:p>21<text:span text:style-name="T1">st</text:span> June</text:p>
          </table:table-cell>
          <table:table-cell table:number-columns-repeated="2"/>
          <table:table-cell table:style-name="ce2"/>
          <table:table-cell table:number-columns-repeated="11"/>
        </table:table-row>
        <table:table-row table:style-name="ro2">
          <table:table-cell/>
          <table:table-cell office:value-type="string">
            <text:p>Modify 'rnn' and 'model_predictor' to use .xlsx file for storing seq_le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nsure 'graph_creator' withs with all expers and choices, and rerun</text:p>
          </table:table-cell>
          <table:table-cell office:value-type="string">
            <text:p>21<text:span text:style-name="T1">st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 feature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experiments w/ 'NSAA\AD' different seq len and overlaps and plot graph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t_sel_red' to always delete previous 'FT_' files in directory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slides of purpose of project, diagram of all scripts, experiments + results thus far, and next steps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 the video annotations required and fill out the Google sheet</text:p>
          </table:table-cell>
          <table:table-cell office:value-type="string">
            <text:p>22<text:span text:style-name="T1">n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in 'model_predictor' to create ensemble of various raw measurements and stat valu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rnn.py' to write to 'model_shapes'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Fix 'model_predictor' to work w/ AD files</text:p>
          </table:table-cell>
          <table:table-cell office:value-type="string">
            <text:p>23<text:span text:style-name="T1">rd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rnn.py' to create graph of real vs predicted overall NSAA scores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ake 'write_to_csv' write to unique files based on args/epochs and a unique index number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ext_raw_measures' to extract 'allmatfiles' files and run</text:p>
          </table:table-cell>
          <table:table-cell office:value-type="string">
            <text:p>25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AD files w/ shorter seq_lens for AD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'--discard_prop' option to 'rnn' to optionally discard every nth element to reduce size of sequence length while keeping context high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<text:s/>longer seq_lens and discard_prop for jointAngle and graph result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 to 'graph_creator.py' to create graph of trues vs preds overall NSAA scores from single file name ar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round overall NSAA scores after averaging across models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work with a single 'allmatfiles' or AD file and feed through to 'model_predictor' (w/ modified to work with 'allmatfiles' files)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7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.py' to write and display trues/preds graph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batch script to do all package setup and run 'comp_stat_vals', 'ft_sel_red', ext_raw_measures'. 'mat_act_div' (w/ all source dirs)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file_predictor.cmd' to work with AD source files through pipeline</text:p>
          </table:table-cell>
          <table:table-cell office:value-type="string">
            <text:p>28<text:span text:style-name="T1">th</text:span> June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use additional source dir along with current 'dir' to combine 6minwalk and 6MW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'rnn.py' argument to leave a file out (i.e. '--leave_out=D10' means model is trained on all files EXCEPT 'D10') w/ 'model_dir' modified too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NSAA top-4 raw measurements and AD for all output types with most ideal seq_len, seq_overlap, discard_prop, epochs, etc</text:p>
          </table:table-cell>
          <table:table-cell office:value-type="string">
            <text:p>1<text:span text:style-name="T1">st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organize batch scripts into subdir of 'source'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un 'rnn.py' w/ combined 6minwalk and 6MW w/ same data types, output types, etc. as with NSAA</text:p>
          </table:table-cell>
          <table:table-cell office:value-type="string">
            <text:p>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hange RNN_outputs .csv name to be based on sys.argsv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al 'alt_dirs' argument to 'model_predictor' to use different directory(s) to test the file on</text:p>
          </table:table-cell>
          <table:table-cell office:value-type="string">
            <text:p>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Create 'file_predictor_altdirs.cmd' to load an 'allmatfile' file and test it on the NSAA\jointAngle and 6m\jointAngle models</text:p>
          </table:table-cell>
          <table:table-cell office:value-type="string">
            <text:p>5<text:span text:style-name="T1">th</text:span> July</text:p>
          </table:table-cell>
          <table:table-cell/>
          <table:table-cell table:style-name="ce18"/>
          <table:table-cell table:style-name="ce20"/>
          <table:table-cell table:style-name="ce18"/>
          <table:table-cell table:style-name="ce1"/>
          <table:table-cell table:number-columns-repeated="9"/>
        </table:table-row>
        <table:table-row table:style-name="ro2">
          <table:table-cell/>
          <table:table-cell table:style-name="ce12" office:value-type="string">
            <text:p>Modify 'model_predictor.py' to write 'output_strs' to a single test file (each model = 1 row, each string = 1 col of row)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test_altdirs' script that automates the testing of each file in a dir on different dir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graph_creator.py' to graph the results in 'model_predictions.csv'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all 'allmatfiles' files using 'test_altdirs.py' w/ models trained on both NSAA and 6MW and graph results</text:p>
          </table:table-cell>
          <table:table-cell office:value-type="string">
            <text:p>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settings' script that stores all global variables used across files ('local_dir', 'source_dir', 'file_types', etc.) and modify other scripts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'file_renamer' script to standardize names of 'mat' files in source directories and add to 'setup.cmd'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batch script to train RNNs with given file left out then run model predictor on that file</text:p>
          </table:table-cell>
          <table:table-cell office:value-type="string">
            <text:p>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option to 'model_predictor.py' to use models that were specifically trained on for given 'fn' (even if corresponding '--leave_out='s exists)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'left out' batch script with left-out 'D3' files (i.e. having retrained RNN w/ leaving out 'D3' files each time) and record the results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settings', 'file_renamer', and 'test_altdirs'</text:p>
          </table:table-cell>
          <table:table-cell office:value-type="string">
            <text:p>8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comp_stat_vals.py' so files aren't overwritten w/ diff sub-files (i.e. 'D2-003' doesn't overwrite 'D2-002's 'AD_D2_stat_features' file)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Download all '6minwalk-matfiles', '6MW-matFiles', and 'NSAA' files and run 'setup.cmd'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model_predictor.py' to work with single-act files</text:p>
          </table:table-cell>
          <table:table-cell office:value-type="string">
            <text:p>9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Fix issues w/ 'model_predictions' not being written correctly and rerun 'allmatfiles on NSAA,6minwalk' and 'D3' on seen, unseen, and unseen w/ only 1 measure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Modify 'graph_creator.py' that reads in 'model_predictions' and computes statistical values over all lines that have just been written</text:p>
          </table:table-cell>
          <table:table-cell office:value-type="string">
            <text:p>10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s for 'mat_act_div' and 'ft_sel_red'</text:p>
          </table:table-cell>
          <table:table-cell office:value-type="string">
            <text:p>10<text:span text:style-name="T1">th</text:span> July</text:p>
          </table:table-cell>
          <table:table-cell table:style-name="ce1"/>
          <table:table-cell table:number-columns-repeated="13"/>
        </table:table-row>
        <table:table-row table:style-name="ro2">
          <table:table-cell/>
          <table:table-cell office:value-type="string">
            <text:p>Add script README for 'ext_raw_measures'</text:p>
          </table:table-cell>
          <table:table-cell office:value-type="string">
            <text:p>13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data_balancer.py' script to balance datasets and have before and after counts of y-labels (all outputs) printed to output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model_predictor' to ensure that non-balanced and non-left out models are used when appropriat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factor 'graph_creator with everything in functions and more appropriate arguments (1<text:span text:style-name="T1">st</text:span> arg = choice of functions to call)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function to 'graph_creator' to, for a given file, plot results of single-act predictions (3 graphs, 1 for each output, x-axis=act num) and run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single-act 'D11' files tested on 'D11-left-out' models to approximate overall NSAA score</text:p>
          </table:table-cell>
          <table:table-cell office:value-type="string">
            <text:p>1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graph_creator'</text:p>
          </table:table-cell>
          <table:table-cell office:value-type="string">
            <text:p>1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Experiment w/ up and down balanced datasets for left-out 'D3' file on models for all outputs and record the results (w/ larger or smaller overlap to compensate)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Experiment w/ left-out 'D11' natural movement files to train the 3 models</text:p>
          </table:table-cell>
          <table:table-cell office:value-type="string">
            <text:p>1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general README to GitHub repo outlining the project and how the repo is laid out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data_balancer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Update powerpoint diagram and add to script ecosystem overview and GitHub 'source' 'README.md'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1 - 2</text:p>
          </table:table-cell>
          <table:table-cell office:value-type="string">
            <text:p>22<text:span text:style-name="T1">n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3 - 4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rnn'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Download additional data files, modify pipeline for new 'left-out' dir, and use it on each of these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script README for 'model_predictor'</text:p>
          </table:table-cell>
          <table:table-cell office:value-type="string">
            <text:p>23<text:span text:style-name="T1">rd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Add script README covering all batch files</text:p>
          </table:table-cell>
          <table:table-cell office:value-type="string">
            <text:p>2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Write script discussion w/ copy-paste of script READMEs and include updated powerpoint diagram w/ script ecosystem overview</text:p>
          </table:table-cell>
          <table:table-cell office:value-type="string">
            <text:p>24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Group meeting</text:p>
          </table:table-cell>
          <table:table-cell office:value-type="string">
            <text:p>25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experiment sets 5 – 8</text:p>
          </table:table-cell>
          <table:table-cell office:value-type="string">
            <text:p>2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table of details for experiments 1 – 8</text:p>
          </table:table-cell>
          <table:table-cell office:value-type="string">
            <text:p>26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for experiments 82 - 98</text:p>
          </table:table-cell>
          <table:table-cell office:value-type="string">
            <text:p>2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altdirs'</text:p>
          </table:table-cell>
          <table:table-cell office:value-type="string">
            <text:p>27<text:span text:style-name="T1">th</text:span> July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results discussion of 'model_predictions' for 'left-out' models</text:p>
          </table:table-cell>
          <table:table-cell office:value-type="string">
            <text:p>27<text:span text:style-name="T1">th</text:span> July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1" office:value-type="string">
            <text:p>Week 1: List of Tasks (29<text:span text:style-name="T1">th</text:span> July - 4<text:span text:style-name="T1">th</text:span> Aug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Download new Google sheet and modify 'mat_act_div.py' to use this instead of previous one (reference file names of sheet not subject names) and run</text:p>
          </table:table-cell>
          <table:table-cell office:value-type="string">
            <text:p>29<text:span text:style-name="T1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mat_act_div.py' to create source files with single acts but concatenated together and run to produce in separate dir</text:p>
          </table:table-cell>
          <table:table-cell office:value-type="string">
            <text:p>29<text:span text:style-name="T1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 to 'ft_sel_red' to reduce dimensions on whole dataset, rather than on file by file basis and run</text:p>
          </table:table-cell>
          <table:table-cell office:value-type="string">
            <text:p>30<text:span text:style-name="T1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and run 'comp_stat_vals' and 'ext_raw_measures' on single_act concat and non-concat files</text:p>
          </table:table-cell>
          <table:table-cell office:value-type="string">
            <text:p>30<text:span text:style-name="T1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'rnn.py' and 'model_predictor.py' to use 'single_acts_concat' files and differently feature-reduced dataset</text:p>
          </table:table-cell>
          <table:table-cell office:value-type="string">
            <text:p>30<text:span text:style-name="T1">th</text:span> Jul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'predictions_selector' script that reads 'model_predictions.csv' with given arguments to select certain subsets of rows and return certain good lines</text:p>
          </table:table-cell>
          <table:table-cell office:value-type="string">
            <text:p>30<text:span text:style-name="T1">th</text:span> Jul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'cnn_preprocessing' function to 'rnn.py' </text:p>
          </table:table-cell>
          <table:table-cell office:value-type="string">
            <text:p>1<text:span text:style-name="T1">st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Build CNN models on 'D3', 'D9', 'D11', 'D17', 'HC6' left-out subjects, and provide 'rnn_outputs' results</text:p>
          </table:table-cell>
          <table:table-cell office:value-type="string">
            <text:p>2<text:span text:style-name="T1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odify reference table w/ correct 'D2'/'D3' entries and re-run all setup lines that make use of this file</text:p>
          </table:table-cell>
          <table:table-cell office:value-type="string">
            <text:p>2<text:span text:style-name="T1">n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README script for 'predictions_selector', add it to script explanations, and modify pipeline diagrams</text:p>
          </table:table-cell>
          <table:table-cell office:value-type="string">
            <text:p>2<text:span text:style-name="T1">nd</text:span>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optional args to 'rnn.py' to standardize all features of data prior to breaking it into sequences and add Gaussian noise to the dataset</text:p>
          </table:table-cell>
          <table:table-cell office:value-type="string">
            <text:p>3<text:span text:style-name="T1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structure 'plans_and_presentations' and 'project_files' dirs into outer dir, put batch files into separate inner-'source' dir, and modify .py and .cmd scripts</text:p>
          </table:table-cell>
          <table:table-cell office:value-type="string">
            <text:p>3<text:span text:style-name="T1">rd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eport: write summary of use of Python, IDE, and TensorFlow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/>
          <table:table-cell office:value-type="string">
            <text:p>Build standard 'left-out' models w/ &lt;chosen 5&gt; ('D3', 'D9', 'D11', 'D17', 'HC6') <text:s/>left-out subjects and record results in experiment results</text:p>
          </table:table-cell>
          <table:table-cell office:value-type="string">
            <text:p>3rd Aug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MPS 4: Make predictions for &lt;chosen 5&gt; for individual measurements tested and record results (i.e. 5 subjects x 4 measures = 20 rows in table)</text:p>
          </table:table-cell>
          <table:table-cell office:value-type="string">
            <text:p>4<text:span text:style-name="T1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MPS 5: Experiment w/ '&lt;chosen 5&gt; (left out)' on (AD) models built from FRC_ files and record results in experiment results (compare w/ single-measure AD subject predictions)</text:p>
          </table:table-cell>
          <table:table-cell office:value-type="string">
            <text:p>4<text:span text:style-name="T1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dd optional arg to 'rnn.py' to horizontally concatenate all measurements data together and reduce using 'ft_sel_red' (w/ modifying 'model_pred' to call the same)</text:p>
          </table:table-cell>
          <table:table-cell office:value-type="string">
            <text:p>4<text:span text:style-name="T1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Write unique batch files for each model prediction set to launch, including previous and future model prediction sets</text:p>
          </table:table-cell>
          <table:table-cell office:value-type="string">
            <text:p>4<text:span text:style-name="T1">th</text:span> Aug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2">
          <table:table-cell/>
          <table:table-cell table:style-name="ce1" office:value-type="string">
            <text:p>Week 2: List of Tasks (5<text:span text:style-name="T1">th</text:span> Aug - 11<text:span text:style-name="T1">th</text:span> Aug)</text:p>
          </table:table-cell>
          <table:table-cell table:style-name="ce17" office:value-type="string">
            <text:p>Date Completed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2">
          <table:table-cell/>
          <table:table-cell office:value-type="string">
            <text:p>Add to batch scripts README <text:s/>for model prediction sets and add to script explanations</text:p>
          </table:table-cell>
          <table:table-cell office:value-type="string">
            <text:p>5<text:span text:style-name="T1">th</text:span> Aug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Sort 'rnn_models' into 'rnn_models_old' as required</text:p>
          </table:table-cell>
          <table:table-cell office:value-type="string">
            <text:p>5<text:span text:style-name="T1">th</text:span> Aug</text:p>
          </table:table-cell>
          <table:table-cell table:number-columns-repeated="14"/>
        </table:table-row>
        <table:table-row table:style-name="ro2">
          <table:table-cell office:value-type="string">
            <text:p>5<text:span text:style-name="T1">th</text:span> Aug</text:p>
          </table:table-cell>
          <table:table-cell office:value-type="string">
            <text:p>MPS 6: Make predictions for '&lt;chosen 5&gt; (left out)' on models w/ subject LO vs models w/ subject not-LO (i.e. '--use_seen')</text:p>
          </table:table-cell>
          <table:table-cell table:number-columns-repeated="15"/>
        </table:table-row>
        <table:table-row table:style-name="ro2">
          <table:table-cell office:value-type="string">
            <text:p>5<text:span text:style-name="T1">th</text:span> Aug</text:p>
          </table:table-cell>
          <table:table-cell office:value-type="string">
            <text:p>MPS 7: Make predictions for '&lt;chosen 5&gt; (left out) (act #)' on models built from standard LO subjects and record single-act model prediction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5<text:span text:style-name="T1">th</text:span> Aug</text:p>
          </table:table-cell>
          <table:table-cell office:value-type="string">
            <text:p>Report: write full system setup, including running of 'settings.py', required system specs (RAM, GPU), the '.mat' files repositories and modifying 'settings.py'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6<text:span text:style-name="T1">th</text:span> Aug</text:p>
          </table:table-cell>
          <table:table-cell office:value-type="string">
            <text:p>MPS 8: Experiment w/ '&lt;chosen 5&gt; (left out)' on models built from single acts (concat) files and record result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6<text:span text:style-name="T1">th</text:span> Aug</text:p>
          </table:table-cell>
          <table:table-cell office:value-type="string">
            <text:p>MPS 9: Experiment w/ '&lt;chosen 5&gt; (left out)' on models built from 'upsampling' and 'downsampling' and record result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6<text:span text:style-name="T1">th</text:span> Aug</text:p>
          </table:table-cell>
          <table:table-cell office:value-type="string">
            <text:p>Report: write data setup and data types section (borrowing heavily from initial report), w/ emphasis on output types</text:p>
          </table:table-cell>
          <table:table-cell table:number-columns-repeated="15"/>
        </table:table-row>
        <table:table-row table:style-name="ro2">
          <table:table-cell office:value-type="string">
            <text:p>6<text:span text:style-name="T1">th</text:span> Aug</text:p>
          </table:table-cell>
          <table:table-cell office:value-type="string">
            <text:p>MPS 10: Experiment w/ '&lt;chosen 5&gt; (left out)' on models built from measurement-concatenated data and record result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6<text:span text:style-name="T1">th</text:span> Aug</text:p>
          </table:table-cell>
          <table:table-cell office:value-type="string">
            <text:p>MPS 11: Experiment w/ '&lt;chosen 5&gt; (left out)' on models built from single-act files only for output type 'indiv' and single-act 'indiv' prediction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6<text:span text:style-name="T1">th</text:span> Aug</text:p>
          </table:table-cell>
          <table:table-cell office:value-type="string">
            <text:p>MPS 12: Experiment w/ 'alt_dirs' with files trained on natural movement and predicting NSAA files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7<text:span text:style-name="T1">th</text:span> Aug</text:p>
          </table:table-cell>
          <table:table-cell office:value-type="string">
            <text:p>Report: write RNN review w/ focus on LSTMs, sequence lengths, and RNNs for regression (w/ references)</text:p>
          </table:table-cell>
          <table:table-cell table:number-columns-repeated="15"/>
        </table:table-row>
        <table:table-row table:style-name="ro2">
          <table:table-cell office:value-type="string">
            <text:p>7<text:span text:style-name="T1">th</text:span> Aug</text:p>
          </table:table-cell>
          <table:table-cell office:value-type="string">
            <text:p>Reorganize 'model_predictions' to group together certain groups of predictions (e.g. all 'altdirs' or 'single act non-concat' files together)</text:p>
          </table:table-cell>
          <table:table-cell table:number-columns-repeated="15"/>
        </table:table-row>
        <table:table-row table:style-name="ro2">
          <table:table-cell office:value-type="string">
            <text:p>7<text:span text:style-name="T1">th</text:span> Aug</text:p>
          </table:table-cell>
          <table:table-cell office:value-type="string">
            <text:p>MPS 13: Experiment w/ '&lt;chosen 5&gt; (left out)' on models built from standardized data and record result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7<text:span text:style-name="T1">th</text:span> Aug</text:p>
          </table:table-cell>
          <table:table-cell office:value-type="string">
            <text:p>MPS 14: Experiment w/ '&lt;chosen 5&gt; (left out)' on models built from noise-added data and record results in experiment resul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2">
          <table:table-cell office:value-type="string">
            <text:p>8<text:span text:style-name="T1">th</text:span> Aug</text:p>
          </table:table-cell>
          <table:table-cell office:value-type="string">
            <text:p>Report: write summary of Duchenne, w/ references to previous studies</text:p>
          </table:table-cell>
          <table:table-cell table:number-columns-repeated="15"/>
        </table:table-row>
        <table:table-row table:style-name="ro2">
          <table:table-cell office:value-type="string">
            <text:p>8<text:span text:style-name="T1">th</text:span> Aug</text:p>
          </table:table-cell>
          <table:table-cell office:value-type="string">
            <text:p>MPS 15: Experiment w/ '&lt;chosen 5&gt; (left out)' but with the 'D3' outlier subject left out + compare to MPS 3 results in experiment results</text:p>
          </table:table-cell>
          <table:table-cell table:number-columns-repeated="15"/>
        </table:table-row>
        <table:table-row table:style-name="ro2">
          <table:table-cell office:value-type="string">
            <text:p>8<text:span text:style-name="T1">th</text:span> Aug</text:p>
          </table:table-cell>
          <table:table-cell office:value-type="string">
            <text:p>MPS 16: Experiment w/ '&lt;chosen 5&gt; (left out)' but only file per subject left out for the chosen 5 left out ('model_pred' on these LO files)+ compare to MPS3 results in experiment results</text:p>
          </table:table-cell>
          <table:table-cell table:number-columns-repeated="1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/>
          <table:table-cell office:value-type="string">
            <text:p>Download annotation file of natural movement behaviour files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Examine the performance of certain natural movement files (e.g. certain activities) on models trained on NSAA files and record results in experiment results</text:p>
          </table:table-cell>
          <table:table-cell table:number-columns-repeated="15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15"/>
        </table:table-row>
        <table:table-row table:style-name="ro1">
          <table:table-cell/>
          <table:table-cell table:style-name="ce13" office:value-type="string">
            <text:p>Write script of basic CRF model with .csv output file of statistical value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4" office:value-type="string">
            <text:p>Experiments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5" office:value-type="string">
            <text:p>Paper Reviews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Co-Occurrence Feature Learning for Skeleton Based AR using Regularized DLSTM Networks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 + type: “Differential RNNs for Action Recognition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 + type: “Online Detection and Classification of Dynamic Hand Gestures with Recurrent 3D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Long-term Recurrent Convolutional Networks for Visual Recognition and Descrip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equential Deep Learning for Human Action Recognition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 + type: “Spatio-Temporal LSTM with Trust Gates for 3D HAR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CRFs – Prob models...” and “CRFs as RNNs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CRFs for AR...” and “Action Categ...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Hidden CRFs...” and “Continuous CRFs...”</text:p>
          </table:table-cell>
          <table:table-cell table:number-columns-repeated="15"/>
        </table:table-row>
        <table:table-row table:style-name="ro2">
          <table:table-cell/>
          <table:table-cell office:value-type="string">
            <text:p>Review previous papers: “Deep, conv...”, “Deep RNN...”, and “Hierarch RNN...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 + type: “Deep Convolutional and LSTM Recurrent NNs for Multimodal Wearable AR”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15"/>
        </table:table-row>
        <table:table-row table:style-name="ro2">
          <table:table-cell/>
          <table:table-cell table:style-name="ce16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An Analysis of Single-Layer Networks in Unsupervised Feature Learning'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Paper review: “Simultaneous Feature Learning and Hash Coding with Deep Neural Networks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Paper review: “Discriminative Unsupervised Feature Learning with CNNs”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Write 2-3 preliminary pages of report on background research and tasks undertaken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Type up and organize notes from papers (separate sections for CRF/RNN/feature learn, etc)</text:p>
          </table:table-cell>
          <table:table-cell table:number-columns-repeated="15"/>
        </table:table-row>
        <table:table-row table:style-name="ro1">
          <table:table-cell/>
          <table:table-cell table:style-name="ce3" office:value-type="string">
            <text:p>URL link review: “Lecture 13: Variational Inference: Mean Field Approximation”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>
            <text:p>Read and take notes from 'Sequence Modeling: Recurrent and Recursive Nets'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5">05/08/2019</text:date>, <text:time>07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8-05T07:11:49.61</dc:date>
    <meta:editing-duration>P7DT20H26M40S</meta:editing-duration>
    <meta:editing-cycles>535</meta:editing-cycles>
    <meta:generator>OpenOffice/4.1.5$Win32 OpenOffice.org_project/415m1$Build-9789</meta:generator>
    <meta:document-statistic meta:table-count="3" meta:cell-count="795" meta:object-count="0"/>
  </office:meta>
</office:document-meta>
</file>